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7" style:family="text">
      <style:text-properties style:use-window-font-color="true" loext:opacity="0%" style:font-name="Liberation Sans" officeooo:rsid="047da547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style:font-size-asian="12pt" style:font-size-complex="12pt"/>
    </style:style>
    <style:style style:name="T260" style:family="text">
      <style:text-properties style:use-window-font-color="true" loext:opacity="0%" style:font-name="Liberation Sans" officeooo:rsid="0efd8e5c"/>
    </style:style>
    <style:style style:name="T26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officeooo:rsid="0447335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officeooo:rsid="101b90cf"/>
    </style:style>
    <style:style style:name="T279" style:family="text">
      <style:text-properties officeooo:rsid="101e15d6"/>
    </style:style>
    <style:style style:name="T280" style:family="text">
      <style:text-properties officeooo:rsid="10048e31"/>
    </style:style>
    <style:style style:name="T281" style:family="text">
      <style:text-properties style:text-underline-style="none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89">C</text:span><text:span text:style-name="T188">hecklist voor </text:span><text:span text:style-name="T190">de installatie</text:span><text:span text:style-name="T188"> van </text:span><text:span text:style-name="T188"><text:user-field-get text:name="Distro">Debian</text:user-field-get></text:span><text:span text:style-name="T191"><text:s/></text:span><text:span text:style-name="T191"><text:user-field-get text:name="Version">12</text:user-field-get></text:span><text:span text:style-name="T192"><text:note text:id="ftn1" text:note-class="footnote"><text:note-citation>1</text:note-citation><text:note-body><text:p text:style-name="P29"><text:span text:style-name="T290">D</text:span><text:span text:style-name="T291">eze </text:span><text:span text:style-name="Strong_20_Emphasis"><text:span text:style-name="T288"><text:user-field-get text:name="Distro">Debian</text:user-field-get></text:span></text:span><text:span text:style-name="T292"><text:s/></text:span><text:span text:style-name="T299"><text:user-field-get text:name="Version">12</text:user-field-get></text:span><text:span text:style-name="T299"><text:s/></text:span><text:span text:style-name="Strong_20_Emphasis"><text:span text:style-name="T289">Desktop</text:span></text:span><text:span text:style-name="T291"> (codenaam </text:span><text:span text:style-name="T297">bookworm</text:span><text:span text:style-name="T291">) van </text:span><text:span text:style-name="T298">juni</text:span><text:span text:style-name="T293"> </text:span><text:span text:style-name="Strong_20_Emphasis"><text:span text:style-name="T300"><text:user-field-get text:name="Releaseyear">2023</text:user-field-get></text:span></text:span><text:span text:style-name="T294"><text:s/></text:span><text:span text:style-name="T290">is een zogenaamde </text:span><text:span text:style-name="T291">LTS-</text:span><text:span text:style-name="T290">versie</text:span><text:span text:style-name="T291"> </text:span><text:span text:style-name="T290">(</text:span><text:span text:style-name="T291">staat voor Long-Term Support, </text:span><text:span text:style-name="T295">langetermijnondersteuning</text:span><text:span text:style-name="T290">)</text:span><text:span text:style-name="T295"> </text:span><text:span text:style-name="T296">en</text:span><text:span text:style-name="T294"> </text:span><text:span text:style-name="T291">wordt gedurende 5 jaar ondersteund tot </text:span><text:span text:style-name="T298">juni</text:span><text:span text:style-name="T291"> 202</text:span><text:span text:style-name="T298">8</text:span><text:span text:style-name="T291">.</text:span></text:p></text:note-body></text:note></text:span><text:span text:style-name="T193"><text:s/></text:span><text:span text:style-name="T195">Desktop</text:span><text:span text:style-name="T194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7">zie </text:span><text:span text:style-name="T260">[</text:span><text:span text:style-name="T227">toelichting</text:span><text:span text:style-name="T260">]</text:span><text:span text:style-name="T14">:</text:span></text:p>
      <text:p text:style-name="P31"><text:span text:style-name="Definition"><text:span text:style-name="T19">GEBRUIKER</text:span></text:span><text:span text:style-name="T235"><text:tab/><text:tab/></text:span><text:span text:style-name="T259"> <text:tab/><text:tab/></text:span><text:span text:style-name="T236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, bijv. </text:span><text:span text:style-name="T232">J</text:span><text:span text:style-name="T256">a</text:span><text:span text:style-name="T232">n </text:span><text:span text:style-name="T256">Jansen</text:span><text:span text:style-name="T257">]</text:span></text:p>
      <text:p text:style-name="P93"><text:span text:style-name="Definition"><text:span text:style-name="T229">g</text:span></text:span><text:span text:style-name="Definition">ebruikersnaam</text:span><text:span text:style-name="Definition"><text:span text:style-name="T281"><text:tab/></text:span></text:span><text:span text:style-name="T228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28"><text:tab/> <text:s text:c="2"/></text:span><text:span text:style-name="T6">[</text:span><text:span text:style-name="T7">Gebruikers</text:span><text:span text:style-name="T6">naam</text:span><text:span text:style-name="T5">, bijv. </text:span><text:span text:style-name="T213">j</text:span><text:span text:style-name="T214">a</text:span><text:span text:style-name="T213">n</text:span><text:span text:style-name="T215">]</text:span></text:p>
      <text:p text:style-name="P31"><text:span text:style-name="Definition">COMPUTERNAAM</text:span><text:span text:style-name="T258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0">[</text:span><text:span text:style-name="T241">N</text:span><text:span text:style-name="T242">aam van de compute</text:span><text:span text:style-name="T243">r, </text:span><text:span text:style-name="T244">bijv. </text:span><text:span text:style-name="T245">pc02</text:span><text:span text:style-name="T240">]</text:span></text:p>
      <text:p text:style-name="P31"><text:span text:style-name="Definition"><text:span text:style-name="T246">GEBRUIKER</text:span></text:span><text:span text:style-name="Definition"><text:span text:style-name="T255"><text:tab/></text:span></text:span><text:span text:style-name="T239"><text:tab/></text:span><text:span text:style-name="T259"> <text:tab/><text:tab/></text:span><text:span text:style-name="T236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 </text:span><text:span text:style-name="T233">evt. 2</text:span><text:span text:style-name="T261">e</text:span><text:span text:style-name="T231"> gebruiker</text:span><text:span text:style-name="T234">]</text:span></text:p>
      <text:p text:style-name="P93"><text:span text:style-name="Definition"><text:span text:style-name="T246">GEBRUIKERSN</text:span></text:span><text:span text:style-name="Definition"><text:span text:style-name="T247">aa</text:span></text:span><text:span text:style-name="Definition"><text:span text:style-name="T246">M</text:span></text:span><text:span text:style-name="Definition"><text:span text:style-name="T255"><text:tab/></text:span></text:span><text:span text:style-name="T228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28"><text:tab/> <text:s text:c="2"/></text:span><text:span text:style-name="T248">[</text:span><text:span text:style-name="T249">Gebruikers</text:span><text:span text:style-name="T248">naam</text:span><text:span text:style-name="T250"> </text:span><text:span text:style-name="T251">e</text:span><text:span text:style-name="T252">vt. 2</text:span><text:span text:style-name="T262">e</text:span><text:span text:style-name="T252"> </text:span><text:span text:style-name="T253">gebruiker</text:span><text:span text:style-name="T254">]</text:span></text:p>
      <text:p text:style-name="P31"><text:span text:style-name="T199">Vervang </text:span><text:span text:style-name="T204">de</text:span><text:span text:style-name="T199"> </text:span><text:span text:style-name="Definition"><text:span text:style-name="T20">ONDERSTREEPTE</text:span></text:span><text:span text:style-name="T199"> </text:span><text:span text:style-name="T200">woorden </text:span><text:span text:style-name="T199">in deze checklist door </text:span><text:span text:style-name="T204">d</text:span><text:span text:style-name="T206">i</text:span><text:span text:style-name="T204">e </text:span><text:span text:style-name="T205">in </text:span><text:span text:style-name="T206">het</text:span><text:span text:style-name="Strong_20_Emphasis"><text:span text:style-name="T52"> </text:span></text:span><text:span text:style-name="Strong_20_Emphasis"><text:span text:style-name="T75">tekstvak</text:span></text:span><text:span text:style-name="T199">.</text:span></text:p>
      <text:p text:style-name="P33"/>
      <text:p text:style-name="P33"/>
      <text:p text:style-name="P32"><text:span text:style-name="T210">Nog niet op Linux?</text:span><text:span text:style-name="T201"><text:tab/></text:span><text:span text:style-name="T207">G</text:span><text:span text:style-name="T198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2"> onder </text:span><text:span text:style-name="T209">Linux</text:span><text:span text:style-name="T203">.</text:span></text:p>
      <text:p text:style-name="P24"><text:span text:style-name="T186">Nieuwe installatie?</text:span><text:span text:style-name="T183"><text:tab/></text:span><text:span text:style-name="T185">B</text:span><text:span text:style-name="T183">egin bij hoofdstuk </text:span><text:span text:style-name="T186"><text:bookmark-ref text:reference-format="page" text:ref-name="__RefNumPara__4009_1271708128">2</text:bookmark-ref></text:span><text:span text:style-name="T186"><text:s text:c="2"/></text:span><text:span text:style-name="T187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08"/></text:span></text:p>
      <text:p text:style-name="P30"><text:span text:style-name="Strong_20_Emphasis"><text:span text:style-name="T208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7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1" draw:name="Vorm 5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2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182">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2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8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2">Start de computer op vanaf</text:span><text:span text:style-name="T222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2"> </text:span><text:span text:style-name="T223">een </text:span><text:span text:style-name="T218"><text:user-field-get text:name="Distro">Debian</text:user-field-get></text:span><text:span text:style-name="T219"><text:s/></text:span><text:span text:style-name="T219"><text:user-field-get text:name="Version">12</text:user-field-get></text:span><text:span text:style-name="T219"><text:s/></text:span><text:span text:style-name="T221">Desktop</text:span><text:span text:style-name="Strong_20_Emphasis"><text:span text:style-name="T220"> </text:span></text:span><text:span text:style-name="T224">Live</text:span><text:span text:style-name="T125"><text:note text:id="ftn5" text:note-class="footnote"><text:note-citation>2</text:note-citation><text:note-body><text:p text:style-name="P28"><text:span text:style-name="T263">Vanaf een </text:span><text:span text:style-name="T275">L</text:span><text:span text:style-name="T263">ive </text:span><text:span text:style-name="T276">USB</text:span><text:span text:style-name="T265">-stick</text:span><text:span text:style-name="T277"> </text:span><text:span text:style-name="T263">kunt u opstarten en </text:span><text:span text:style-name="T266">met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werken zonder enige bestanden op de harde schijf te wijzigen en maakt ook installatie van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0">Typ '</text:span><text:span text:style-name="T273">live</text:span><text:span text:style-name="T28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8">B</text:span>ij <text:span text:style-name="T264">Regio</text:span> <text:span text:style-name="T278">kies</text:span> <text:span text:style-name="T264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79">K</text:span>ies <text:span text:style-name="T264">English (US)</text:span> <text:span text:style-name="T301">en </text:span><text:span text:style-name="Strong_20_Emphasis"><text:span text:style-name="T301">English (US, intl., with dead keys)</text:span></text:span><text:span text:style-name="T301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4">Volg de aanwijzingen op de </text:span></text:span><text:span text:style-name="Strong_20_Emphasis"><text:span text:style-name="T24">welkomst</text:span></text:span><text:span text:style-name="Strong_20_Emphasis"><text:span text:style-name="T27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4" draw:name="Vorm4" draw:style-name="gr1" draw:text-style-name="P101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2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182">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5" draw:name="Vorm 6" draw:style-name="gr1" draw:text-style-name="P101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7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6" draw:name="Vorm 9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7" draw:name="Vorm 10" draw:style-name="gr1" draw:text-style-name="P101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6"> installatie van </text:span><text:span text:style-name="T216"><text:user-field-get text:name="Distro">Debian</text:user-field-get></text:span><text:span text:style-name="T219"><text:s/></text:span><text:span text:style-name="T219"><text:user-field-get text:name="Version">12</text:user-field-get></text:span><text:span text:style-name="Strong_20_Emphasis"><text:span text:style-name="T217"><text:s/></text:span></text:span><text:span text:style-name="Strong_20_Emphasis"><text:span text:style-name="T221">Desktop</text:span></text:span><text:span text:style-name="Strong_20_Emphasis"><text:span text:style-name="T220"> </text:span></text:span><text:span text:style-name="T216">is voltooid.</text:span></text:p>
      <text:p text:style-name="P39"/>
      <text:list text:style-name="L2">
        <text:list-header>
          <text:p text:style-name="P99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100"><text:span text:style-name="Emphasis"><text:span text:style-name="T287">Licentie </text:span></text:span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9-21T10:31:44.805982019">21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1:44.638998522</dc:date>
    <meta:keyword>Installatie</meta:keyword>
    <meta:keyword>Checklist</meta:keyword>
    <meta:keyword>Linux</meta:keyword>
    <meta:editing-cycles>6981</meta:editing-cycles>
    <meta:editing-duration>P12DT13H39M49S</meta:editing-duration>
    <dc:creator>Karel Zimmer</dc:creator>
    <meta:document-statistic meta:table-count="4" meta:image-count="2" meta:object-count="0" meta:page-count="4" meta:paragraph-count="96" meta:word-count="546" meta:character-count="3803" meta:non-whitespace-character-count="3293"/>
    <meta:user-defined meta:name="Info 1"/>
    <meta:user-defined meta:name="Info 2"/>
    <meta:user-defined meta:name="Info 3"/>
    <meta:user-defined meta:name="Info 4"/>
  </office:meta>
</office:document-meta>
</file>